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h[i]</text:span></text:p>
          </draw:text-box>
        </draw:frame>
        <draw:frame draw:style-name="gr2" draw:text-style-name="P1" draw:layer="layout" svg:width="1cm" svg:height="1.1cm" svg:x="15.3cm" svg:y="4.6cm">
          <draw:text-box>
            <text:p><text:span text:style-name="T1">i</text:span></text:p>
          </draw:text-box>
        </draw:frame>
        <draw:frame draw:style-name="gr3" draw:text-style-name="P2" draw:layer="layout" svg:width="14.892cm" svg:height="8.376cm" svg:x="0.3cm" svg:y="1.02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1-23T15:50:40.551950758</dc:date>
    <meta:editing-duration>PT4M50S</meta:editing-duration>
    <meta:editing-cycles>22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93cm" svg:height="8.377cm" xlink:href="." xlink:type="simple" chart:class="chart:scatter" chart:style-name="ch1">
        <chart:plot-area chart:style-name="ch2" chart:data-source-has-labels="both" svg:x="0.297cm" svg:y="0.167cm" svg:width="14.299cm" svg:height="8.043cm">
          <chart:coordinate-region svg:x="0.839cm" svg:y="0.366cm" svg:width="13.663cm" svg:height="7.645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06417777247591">
                <text:p>3.064177772475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94592710667721">
                <text:p>0.6945927106677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.75877048314363">
                <text:p>-3.758770483143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.75877048314363">
                <text:p>-3.75877048314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9459271066772">
                <text:p>0.69459271066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06417777247591">
                <text:p>3.06417777247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